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246121024072747703"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128831213006340711"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1199009691248121211"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8790828504708398791"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512845939980885135"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7997989805530707138"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2789824871298189678"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6970046283738772891"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6576430" text:continue-list="list2789824871298189678"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121068228267323186"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81649"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95826"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6574626"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6585994"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91389"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4657544681139640862"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4842178193584932595"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279460557795996975"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95386"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552331159559118482"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447733846822110500"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439884450178376693" text:style-name="L15">
        <text:list-item>
          <text:list>
            <text:list-header>
              <text:p text:style-name="P171">1.5 miles averaging about 9:40/mile and rest 1 min</text:p>
            </text:list-header>
          </text:list>
        </text:list-item>
      </text:list>
      <text:p text:style-name="P23">1 mile in 8:26 and rest 2 min</text:p>
      <text:list xml:id="list1715499999322073719"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774931053035674154"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82552"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8391580587576357445"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654023071266838126"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1298724148818146591"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6593740" text:continue-list="list8654023071266838126" text:style-name="L19">
        <text:list-item>
          <text:list>
            <text:list-header>
              <text:p text:style-name="P175">(Pace*HR)=1240</text:p>
            </text:list-header>
          </text:list>
        </text:list-item>
      </text:list>
      <text:list xml:id="list36586217" text:continue-list="list8391580587576357445" text:style-name="L18">
        <text:list-item>
          <text:list>
            <text:list-header>
              <text:p text:style-name="P174">2 miles at 10:46/mile Ave HR= 121 bpm and rest a few minutes</text:p>
            </text:list-header>
          </text:list>
        </text:list-item>
      </text:list>
      <text:list xml:id="list36584021" text:continue-list="list36593740"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6586741"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2365935141699998"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270977536733355817"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851542461107798044"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3655008676180356368"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029791925705068420"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929566606269603884"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6578932"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586160"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765120479886269664"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876984695146349926"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138788644288721555"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685187843403355922"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23"><text:soft-page-break/>Fri April 21, 2023 <text:span text:style-name="T1">2 miles</text:span> around the Allegheny College all-weather football field</text:p>
      <text:p text:style-name="P10">Run: <text:span text:style-name="T2">12 laps with just socks on my feet around the field. A foot 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118414812816849287"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3T16:34:17.21</dc:date>
    <dc:creator>James Lombardi</dc:creator>
    <meta:editing-duration>P20DT13H30M21S</meta:editing-duration>
    <meta:editing-cycles>1615</meta:editing-cycles>
    <meta:generator>OpenOffice/4.1.2$Win32 OpenOffice.org_project/412m3$Build-9782</meta:generator>
    <meta:document-statistic meta:table-count="0" meta:image-count="9" meta:object-count="0" meta:page-count="166" meta:paragraph-count="4749" meta:word-count="51834" meta:character-count="265880"/>
  </office:meta>
</office:document-meta>
</file>